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b2c" officeooo:paragraph-rsid="0013c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1: Cài đặt gcc có thể follow theo hướng dẫn ở trang: <text:a xlink:type="simple" xlink:href="https://gcc.gnu.org/install/" text:style-name="Internet_20_link" text:visited-style-name="Visited_20_Internet_20_Link">https://gcc.gnu.org/install/</text:a></text:p>
      <text:p text:style-name="P1">Bài 2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35:16.662263700</meta:creation-date>
    <dc:date>2017-09-11T14:36:43.853668098</dc:date>
    <meta:editing-duration>PT1M27S</meta:editing-duration>
    <meta:editing-cycles>1</meta:editing-cycles>
    <meta:document-statistic meta:table-count="0" meta:image-count="0" meta:object-count="0" meta:page-count="1" meta:paragraph-count="2" meta:word-count="16" meta:character-count="91" meta:non-whitespace-character-count="77"/>
    <meta:generator>LibreOffice/5.1.6.2$Linux_X86_64 LibreOffice_project/10m0$Build-2</meta:generator>
  </office:meta>
</office:document-meta>
</file>